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color="#000000"/>
    </style:style>
    <style:style style:name="T1" style:family="text">
      <style:text-properties fo:font-variant="normal" fo:text-transform="none" fo:color="#dcddde" style:font-name="Whitney" fo:font-size="12pt" fo:letter-spacing="normal" fo:font-style="normal" fo:font-weight="normal"/>
    </style:style>
    <style:style style:name="T2" style:family="text">
      <style:text-properties fo:font-variant="normal" fo:text-transform="none" style:font-name="Whitney"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quaisquer usuarios que pretendem requisitar mudanças no sistema da biblioteca devem preencher os dados solicitados no "formulario de requisição de mudança" que será então enviado como pull request no github para avaliação do responsavel competente que então aprovará ou recusará a solicitação.</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20-12-08T20:41:28.327000000</dc:date>
    <meta:editing-duration>PT10S</meta:editing-duration>
    <meta:editing-cycles>1</meta:editing-cycles>
    <meta:document-statistic meta:table-count="0" meta:image-count="0" meta:object-count="0" meta:page-count="1" meta:paragraph-count="1" meta:word-count="42" meta:character-count="294" meta:non-whitespace-character-count="252"/>
  </office:meta>
</office:document-meta>
</file>